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Mono" officeooo:rsid="001c957d" officeooo:paragraph-rsid="001c957d"/>
    </style:style>
    <style:style style:name="P2" style:family="paragraph" style:parent-style-name="Standard">
      <style:paragraph-properties fo:text-align="center" style:justify-single-word="false"/>
      <style:text-properties style:font-name="Liberation Mono" fo:font-size="36pt" fo:font-weight="bold" officeooo:rsid="001c957d" officeooo:paragraph-rsid="002300fa"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Liberation Mono" fo:font-size="24pt" fo:font-weight="bold" officeooo:rsid="001c957d" officeooo:paragraph-rsid="002300fa"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Mono" fo:font-size="20pt" fo:font-weight="bold" officeooo:rsid="001c957d" officeooo:paragraph-rsid="002300fa"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Liberation Mono" style:text-underline-style="solid" style:text-underline-width="auto" style:text-underline-color="font-color" fo:font-weight="bold" officeooo:rsid="001c957d" officeooo:paragraph-rsid="001c957d" style:font-weight-asian="bold" style:font-weight-complex="bold"/>
    </style:style>
    <style:style style:name="P6" style:family="paragraph" style:parent-style-name="Standard">
      <style:paragraph-properties fo:text-align="justify" style:justify-single-word="false"/>
      <style:text-properties style:font-name="Liberation Mono" officeooo:rsid="0023d1ba" officeooo:paragraph-rsid="0023d1ba"/>
    </style:style>
    <style:style style:name="P7" style:family="paragraph" style:parent-style-name="Standard">
      <style:paragraph-properties fo:text-align="center" style:justify-single-word="false"/>
      <style:text-properties fo:color="#999999" style:font-name="Liberation Mono" fo:font-size="12pt" officeooo:rsid="001c957d" officeooo:paragraph-rsid="001c957d" style:font-size-asian="12pt" style:font-size-complex="12pt"/>
    </style:style>
    <style:style style:name="T1" style:family="text">
      <style:text-properties officeooo:rsid="002300fa"/>
    </style:style>
    <style:style style:name="T2" style:family="text">
      <style:text-properties officeooo:rsid="00252ca8"/>
    </style:style>
    <style:style style:name="T3" style:family="text">
      <style:text-properties officeooo:rsid="002725a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ext:span text:style-name="T1">SER MANUAL</text:span></text:p>
      <text:p text:style-name="P4">APO Semester Projec<text:span text:style-name="T1">t</text:span></text:p>
      <text:p text:style-name="P3"/>
      <text:p text:style-name="P7">Kateřina Hobzová, Lukáš Málek</text:p>
      <text:p text:style-name="P7">June 2020</text:p>
      <text:p text:style-name="P1"/>
      <text:p text:style-name="P1"><text:s text:c="32"/></text:p>
      <text:p text:style-name="P1">The main goal of the project is to change the speed of the DC motor using knobs. There is also the game mode, where the user can try to set the right power in a limited time. <text:s text:c="72"/></text:p>
      <text:p text:style-name="P1"/>
      <text:p text:style-name="P1"/>
      <text:p text:style-name="P5">MENU</text:p>
      <text:p text:style-name="P1">The menu consists of two columns, in the left column is changed the colour of the graph and on the right side the period. Arrows control the menu, enter and escape. The upwards and downwards arrow is used to change the rows and rightwards and leftwards arrow switch between columns. Enter accept the current setting in each column and using escape, we quit settings. The menu is opened on startup, and then it could be opened at any time by pressing the 'm'. <text:s text:c="17"/></text:p>
      <text:p text:style-name="P1"><text:s text:c="40"/></text:p>
      <text:p text:style-name="P1"/>
      <text:p text:style-name="P5">GAMEPLAY CONTROLS</text:p>
      <text:p text:style-name="P1">There are several buttons which can be used to control the board:</text:p>
      <text:p text:style-name="P1">-red knob <text:tab/>change the power of the motor (tens)</text:p>
      <text:p text:style-name="P1">-green knob <text:tab/>change the power of the motor (units)</text:p>
      <text:p text:style-name="P1">-blue knob <text:tab/>change the power of the motor (hundredths)</text:p>
      <text:p text:style-name="P1">-’m’ <text:tab/><text:tab/>opens menu</text:p>
      <text:p text:style-name="P1">-’g’ <text:tab/><text:tab/><text:span text:style-name="T2">e</text:span>nter the game mode</text:p>
      <text:p text:style-name="P1">-/+ <text:tab/><text:tab/><text:tab/>decrease/increase the motor speed using the keyboard</text:p>
      <text:p text:style-name="P1">-<text:span text:style-name="T3">rgb press</text:span> <text:tab/>exits the program</text:p>
      <text:p text:style-name="P6">-’q’<text:tab/><text:tab/><text:tab/>exits the program</text:p>
      <text:p text:style-name="P1"><text:s text:c="3"/></text:p>
      <text:p text:style-name="P1"/>
      <text:p text:style-name="P5">GAME MODE</text:p>
      <text:p text:style-name="P1">Whenever the ‘g’ is pressed, the game mode starts. The information is shown in the terminal. There are five levels. To complete all levels, the user must set the motor to correct speed at each level. The target and current value are shown in the terminal. To make it challenging, the countdown for each level is added, which is linearly decreasing to from 60 to 12 seconds in the last level. It is not so easy as it looks like. Fingers cro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0:46:10.120985759</meta:creation-date>
    <dc:date>2020-06-12T11:15:17.525887983</dc:date>
    <meta:editing-duration>PT2M25S</meta:editing-duration>
    <meta:editing-cycles>5</meta:editing-cycles>
    <meta:generator>LibreOffice/6.0.7.3$Linux_X86_64 LibreOffice_project/00m0$Build-3</meta:generator>
    <meta:document-statistic meta:table-count="0" meta:image-count="0" meta:object-count="0" meta:page-count="1" meta:paragraph-count="22" meta:word-count="282" meta:character-count="1712" meta:non-whitespace-character-count="1270"/>
  </office:meta>
</office:document-meta>
</file>